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ikkoraportti 6</text:p>
      <text:p text:style-name="Standard"/>
      <text:p text:style-name="Standard">Tällä viikolla olen tehnyt viimeisetkin tietorakenteiden toiminnallisuudet kuntoon, ja saattanut ne ohjelmatoiminnallisuuteen sisään. Omien tietorakenteiden metodien luonti vei aika paljon aikaa ja jonkin verran aikaa vei myös saada ne ohjelmaan TreeMappien ja TreeSettien tilalle. Jonkin verran joutui ohjelmakoodia muokkaamaan castausten yms muiden ongelmien vuoksi. Esimerkiksi For-looppiin olisi vaadittu interable-implementointi ja luokan rakennus, johon ei ollut aikaa ja rahkeita ryhtyä, joten korvasin ne while loopilla.</text:p>
      <text:p text:style-name="Standard"><text:tab/>Sekä JavaDocit ja palautusdokumentaation kirjoitin myös kuntoon. Tein tällä viikolla viimein suorituskykytestaukset, sillä nyt oli kaikki tietorakenteet valmi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25S</meta:editing-duration>
    <meta:editing-cycles>3</meta:editing-cycles>
    <meta:generator>OpenOffice/4.0.1$Win32 OpenOffice.org_project/401m5$Build-9714</meta:generator>
    <dc:date>2015-09-06T21:33:40.62</dc:date>
    <meta:document-statistic meta:table-count="0" meta:image-count="0" meta:object-count="0" meta:page-count="1" meta:paragraph-count="3" meta:word-count="84" meta:character-count="706"/>
    <dc:creator>Tony Leppäkoski</dc:creator>
    <meta:user-defined meta:name="Info 1"/>
    <meta:user-defined meta:name="Info 2"/>
    <meta:user-defined meta:name="Info 3"/>
    <meta:user-defined meta:name="Info 4"/>
  </office:meta>
</office:document-meta>
</file>